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1c25e2"/>
    </style:style>
    <style:style style:name="P2" style:family="paragraph" style:parent-style-name="Standard">
      <style:paragraph-properties fo:text-align="end" style:justify-single-word="false" style:writing-mode="rl-tb"/>
      <style:text-properties officeooo:rsid="001c25e2" officeooo:paragraph-rsid="001dba21"/>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end" style:justify-single-word="false" style:writing-mode="rl-tb"/>
      <style:text-properties officeooo:paragraph-rsid="00205a9b"/>
    </style:style>
    <style:style style:name="T1" style:family="text">
      <style:text-properties officeooo:rsid="001c25e2"/>
    </style:style>
    <style:style style:name="T2" style:family="text">
      <style:text-properties officeooo:rsid="00205a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اریو : پسری جوان در حدود سن <text:span text:style-name="T1">17 18 ساله است که در سن نوجوانس حدود سن 13 سالگی سفر به جهان اساطیری داشته و این سفر بهش دید خواستی نسبت به جهان گذشته داده اما در شکست در یکی از نبرد هایش با اهریمن فریب صحنه را ترک کرده و از جهان خارج شده. هم راه او هم زادی در وجودش نهادینه است که اول زیاد به حرف گوش نمی داد اما حالا با هم هماهنگ شدند و به حرف اش گوش می دهد</text:span></text:p>
      <text:p text:style-name="P2">مربی رزم او سردار سرنا بوده است. به همین دلیل مبارزه او در نبرد های نابرابر و چیرگی بسیار خوب است که در داستان هم دو پیروز در همین نوع نبرد ها بدست می اورد </text:p>
      <text:p text:style-name="P2">ملت اش هم ایرانی است و گونه اش هم انسان است و دینش اسلام. <text:s/></text:p>
      <text:p text:style-name="P3"/>
      <text:p text:style-name="P3">پارسبانو : دختری جوان بین <text:span text:style-name="T2">17 تا 18 ساله است که در سن نجوانی به همراه اریو سفری به به جهان اساطیری داشته و ان هم همان داستان اریو را در ان جهان داشته و بعد از مدتی بگشته </text:span></text:p>
      <text:p text:style-name="P3">او شاگرد بانو ارتمیس است و به همین دلیل در نبرد دریا و فرماندهی دریا چیره دست است </text:p>
      <text:p text:style-name="P4">ملت اش ایرانی است و گونه اش ان سان و دینش هم اسلام</text:p>
      <text:p text:style-name="P4"/>
      <text:p text:style-name="P4"><text:span text:style-name="T2">* اهان راستی دلیل اشنایی پارسبانو و اریو این است که انها خواهر برادر هستند </text:span><text:s/></text:p>
      <text:p text:style-name="P3"/>
      <text:p text:style-name="P4">پیترینا : دختری جوان هم سن و سال بقیه . داستان این دختر با بقیه متفاوت است. او یک دختر غیر ایرانی است اما به دلیل اینکه به تاریخ <text:s/>ایران و اسظوره های ان علاقه مند شده. با وحود مخالفت خوانده اش برای دانشگاه به ایران اماده و بعد در دانشگاه با پارسبانو از طریق او با بردارش اریو اشنا شده است. او هم مثل بهرام زیاد به داستان که پارسبانو اریو از دنیا اساطیری می گوییند باور ندراد و فکر می کند. و نمی تواند این دنیا را بپزیرد. </text:p>
      <text:p text:style-name="P4"/>
      <text:p text:style-name="P4">اریانون : او انسان نیست بلکه موجودی اساطیری است. او یکی از محافظان اساطیری و قدرتمند. نژاد ایرانی است </text:p>
      <text:p text:style-name="P4">که می تواند با افراد وطن پرست ایرانی پیوند هم زیستی ببنده </text:p>
      <text:p text:style-name="P4">ویژگی او این است که به فرد قدرت های اسطیر بشدت زیادی می دهد اما مصرف انژی او را هم زیاد می کند </text:p>
      <text:p text:style-name="P4">اریانون نیم تواند بدون هم زاد زندگی کنه </text:p>
      <text:p text:style-name="P4">و تابع قولی که به مادرش داده است حق ندارد. به کسی که دارد به زر ایران کار می کند هم کاری کند </text:p>
      <text:p text:style-name="P4">ظاهر انسانی که در ان ظاهر می شود و مردم ان را می بنند زن است زنی با لباس سبز و پوستی با زنگ جو گندمی و مویی سبز رنگ است. اما یان فقط تصویر دیدنی اوست و در حقیق او جنسیت ندارد. </text:p>
      <text:p text:style-name="P4"/>
      <text:p text:style-name="P4">ابگینه : دین <text:s/>مذهب او ایین کهن است و از نمادگان پارتی ارش است. که بعد ها توسط میترا نظر شده است و قدرت های زیادی گرفته او هم دارد با اهریمن می جنگ که مادر خونده اش میترا را ازاد کند </text:p>
      <text:p text:style-name="P4">او به دلیل پارتی بودنش و اتفاقاتی در تاریخ افتاد نفرت زیادی از پارس ها دارد </text:p>
      <text:p text:style-name="P4">و فقط به دلیل این قدرت هایی که گرفته خیلی مغرور شده و خودش را خیلی بالا می گرد و بقیه به عنوان <text:s/>ادم های ریز می بند. </text:p>
      <text:p text:style-name="P4">بسیار هم لجوج است. سن ظاهری او حدود <text:span text:style-name="T2">17 16 است و این فقط ظاهر است اما او با چشمانی ابی و موهایی ابی حاضر می شود </text:span></text:p>
      <text:p text:style-name="P4">لباس هم معمول کامل پوشیده و ترکیب رنگ سبز و طلایی ابی است اما در جهای مختلف و فقط با احساستش اش لباس ظاهر و حتی قدش می تواند تغییر کند. او می تواند تعداد زیادی از خودش بدل پوچ هم بساز. </text:p>
      <text:p text:style-name="P4">بهرام : او پسری ایرانی هم سن و سال اریو است. با او در دبیرستان هم کلاسی بود. از ان زمان مخالف وطن پرستی بوده و میخواست از این کشور برود و خیلی سعی می کرد دوست صمیمی اش <text:soft-page-break/>هم که اریو باشد هم با او بیاید. اما اریو به خصوص بعد از برگشت از دنیای اساطیری با او مخالفت کرد و داستان دنیا اساطیری را به او تعریف کرد که البته بهرام باور نکرد که نکرد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9T12:02:02.029941203</meta:creation-date>
    <meta:generator>LibreOffice/25.2.6.2$Linux_X86_64 LibreOffice_project/40d1a0e1d5bdf1afaeae24d9ece32bbb00fa66a4</meta:generator>
    <dc:date>2025-11-29T17:09:55.974912537</dc:date>
    <meta:editing-duration>PT28M16S</meta:editing-duration>
    <meta:editing-cycles>5</meta:editing-cycles>
    <meta:document-statistic meta:table-count="0" meta:image-count="0" meta:object-count="0" meta:page-count="2" meta:paragraph-count="20" meta:word-count="669" meta:character-count="2940" meta:non-whitespace-character-count="2267"/>
  </office:meta>
</office:document-meta>
</file>